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Stack.pop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inuationStack.popFlo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inuationStack.pushDouble( double 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Stac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Stack.pushLong( long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Stack.pushReferenc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Stack.pop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inuationStack.pop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inuationStack.Continuation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Stack.pushObjec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Stack.pushFloat( float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Stack.ContinuationStack( ContinuationStack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inuationStack.pop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inuationStack.pop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inuationStack.pushInt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